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c573" officeooo:paragraph-rsid="0006c573" style:font-weight-asian="bold" style:font-weight-complex="bold"/>
    </style:style>
    <style:style style:name="P2" style:family="paragraph" style:parent-style-name="Standard">
      <style:text-properties officeooo:rsid="00091b07" officeooo:paragraph-rsid="00091b07"/>
    </style:style>
    <style:style style:name="P3" style:family="paragraph" style:parent-style-name="Standard">
      <style:text-properties officeooo:rsid="00091b07" officeooo:paragraph-rsid="0010f309"/>
    </style:style>
    <style:style style:name="P4" style:family="paragraph" style:parent-style-name="Standard">
      <style:text-properties officeooo:paragraph-rsid="00091b07"/>
    </style:style>
    <style:style style:name="P5" style:family="paragraph" style:parent-style-name="Standard">
      <style:text-properties officeooo:rsid="000d7dd3" officeooo:paragraph-rsid="000eec6a"/>
    </style:style>
    <style:style style:name="P6" style:family="paragraph" style:parent-style-name="Standard">
      <style:text-properties officeooo:rsid="0010f309" officeooo:paragraph-rsid="0010f309"/>
    </style:style>
    <style:style style:name="P7" style:family="paragraph" style:parent-style-name="Standard">
      <style:text-properties officeooo:paragraph-rsid="0010f309"/>
    </style:style>
    <style:style style:name="P8" style:family="paragraph" style:parent-style-name="Standard">
      <style:text-properties officeooo:rsid="0011dc5d" officeooo:paragraph-rsid="0011dc5d"/>
    </style:style>
    <style:style style:name="P9" style:family="paragraph" style:parent-style-name="Standard">
      <style:text-properties officeooo:paragraph-rsid="001252de"/>
    </style:style>
    <style:style style:name="P10" style:family="paragraph" style:parent-style-name="Standard">
      <style:text-properties officeooo:rsid="0014464e" officeooo:paragraph-rsid="0014464e"/>
    </style:style>
    <style:style style:name="P11" style:family="paragraph" style:parent-style-name="Standard">
      <style:text-properties officeooo:paragraph-rsid="0014572c"/>
    </style:style>
    <style:style style:name="P1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4c59d" style:text-blinking="false" fo:background-color="transparent"/>
    </style:style>
    <style:style style:name="T1" style:family="text">
      <style:text-properties officeooo:rsid="00091b07"/>
    </style:style>
    <style:style style:name="T2" style:family="text">
      <style:text-properties officeooo:rsid="000b08a1"/>
    </style:style>
    <style:style style:name="T3" style:family="text">
      <style:text-properties officeooo:rsid="00109eff"/>
    </style:style>
    <style:style style:name="T4" style:family="text">
      <style:text-properties officeooo:rsid="0010f309"/>
    </style:style>
    <style:style style:name="T5" style:family="text">
      <style:text-properties officeooo:rsid="0011dc5d"/>
    </style:style>
    <style:style style:name="T6" style:family="text">
      <style:text-properties officeooo:rsid="001252de"/>
    </style:style>
    <style:style style:name="T7" style:family="text">
      <style:text-properties officeooo:rsid="0014464e"/>
    </style:style>
    <style:style style:name="T8" style:family="text">
      <style:text-properties officeooo:rsid="0014572c"/>
    </style:style>
    <style:style style:name="T9" style:family="text">
      <style:text-properties officeooo:rsid="00147bf2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docs-internal-guid-35369d85-7fff-8575-9eab-1c02f3ba141c"/></text:p>
      <text:p text:style-name="P12">Abstract</text:p>
      <text:p text:style-name="P13">How can fiscal policies help meet emission limits? I study this question in an endogenous growth model with skill heterogeneity. The government chooses carbon and labor income taxes to maximize welfare and satisfy an emission limit. </text:p>
      <text:p text:style-name="P13">Taxing labor reduces production and thereby emissions. However, high-skill workers diminish their labor supply more when income is taxed. Green goods become more expensive since they require more high-skill labor. First, taxing income helps reduce work effort when lump-sum redistribution of carbon tax revenues is infeasible. Second, reducing labor supply allows to profit from higher technology growth since lower carbon taxes are necessary.</text:p>
      <text:p text:style-name="Standard"/>
      <text:p text:style-name="Standard"/>
      <text:p text:style-name="P1"><text:span text:style-name="T1">Questions and </text:span>Answers</text:p>
      <text:p text:style-name="Standard"/>
      <text:p text:style-name="Standard"><text:span text:style-name="T1">1 ) </text:span>Hier als Vorschlag. Der Grund, warum Labor taxes genutzt werden sollen, ist mir immer noch nicht klar. Was ist das ökonomische Rational warum Haushalte zu viel arbeiten?</text:p>
      <text:p text:style-name="Standard"/>
      <text:p text:style-name="P11">- <text:span text:style-name="T8">Two reasons.</text:span></text:p>
      <text:p text:style-name="P11"><text:span text:style-name="T8">First, w</text:span>hen environmental tax revenues are not redistributed lump-sum, households feel poorer than the economy is. The private gains from an additional unit of labor exceed the social benefits, <text:span text:style-name="T2">and labor supply is </text:span><text:span text:style-name="T8">inefficiently</text:span><text:span text:style-name="T2"> high. </text:span></text:p>
      <text:p text:style-name="P2"><text:span text:style-name="T2">I focus on the policy regime where environmental tax revenues are redistributed via the income tax scheme. In this case, log-utility from consumption is crucial to have no effect of the size of </text:span><text:s/><text:span text:style-name="T2">redistribution on labor supply. </text:span></text:p>
      <text:p text:style-name="P11"><text:span text:style-name="T8">Second, carbon taxes are especially costly, the higher the gap between green and fossil technology. See your question on R+D. </text:span><text:span text:style-name="T9">When households work less, the carbon tax can be reduced. </text:span></text:p>
      <text:p text:style-name="Standard"/>
      <text:p text:style-name="P2">2) Why do high skill workers diminish their labor supply more in response to a more progressive tax?</text:p>
      <text:p text:style-name="P2"/>
      <text:p text:style-name="P6"><text:s/></text:p>
      <text:p text:style-name="P7"><text:span text:style-name="T6">The effect of a more progressive tax depends on </text:span><text:span text:style-name="T3">pre-tax income. Post-tax income reduces more the higher pre-tax income when the tax scheme becomes more progressive. For workers with a very low pre-tax income, post-tax income </text:span><text:span text:style-name="T6">may </text:span><text:span text:style-name="T3">even increase with a more progressive tax scheme. </text:span><text:span text:style-name="T9">In other words, the price of one more unit of leisure reduces more for the rich than for the poor as tax progressivity increases.</text:span></text:p>
      <text:p text:style-name="P7"/>
      <text:p text:style-name="P7"/>
      <text:p text:style-name="P9"><text:span text:style-name="T3"><text:s/></text:span><text:span text:style-name="T4">(</text:span><text:span text:style-name="T3">With a linear tax the reduction in income is similar for all levels of pre-tax income as the tax rate increases. </text:span><text:span text:style-name="T4">)</text:span></text:p>
      <text:p text:style-name="P8">The higher sigma, the smaller the adjustment.</text:p>
      <text:p text:style-name="P3"/>
      <text:p text:style-name="P8">Since workers are insured against income differentials, only a substitution effect varies across workers. </text:p>
      <text:p text:style-name="P5"/>
      <text:p text:style-name="P4"><text:span text:style-name="T1">3) Green goods need more skills:</text:span></text:p>
      <text:p text:style-name="P4">- <text:span text:style-name="T1">this comes from the empirical literature: </text:span><text:span text:style-name="T7">Consoli et al. 2016 find that within the same occupation those working in the green sector need more skills. Furthermore, occupations with a higher skill set are more frequent in the green sector. </text:span></text:p>
      <text:p text:style-name="P4"/>
      <text:p text:style-name="P4"><text:soft-page-break/><text:span text:style-name="T1">4) </text:span>So carbon taxes hurt R+D, in particular?</text:p>
      <text:p text:style-name="P4"/>
      <text:p text:style-name="P10">Carbon taxes hurt <text:span text:style-name="T9">growth </text:span>in particular when the fossil sector is technologically more advanced. Taxing carbon increases the share of the more backward sector. </text:p>
      <text:p text:style-name="P10">On top, the easier it is to substitute fossil for green energy, the more the economy relies on the sector with the leading technology absent a carbon tax; that is, output would be higher absent carbon tax.</text:p>
      <text:p text:style-name="P10"/>
      <text:p text:style-name="P4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4T14:42:18.054562430</meta:creation-date>
    <dc:date>2022-10-04T19:13:15.090432782</dc:date>
    <meta:editing-duration>PT1H2M34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2" meta:paragraph-count="21" meta:word-count="482" meta:character-count="2994" meta:non-whitespace-character-count="2520"/>
  </office:meta>
</office:document-meta>
</file>